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Symbol" svg:font-family="Symbol" style:font-family-generic="roman"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275in" fo:margin-left="-0.0486in" fo:margin-top="0in" fo:margin-bottom="0in" table:align="left"/>
    </style:style>
    <style:style style:name="Table1.A" style:family="table-column">
      <style:table-column-properties style:column-width="1.2847in"/>
    </style:style>
    <style:style style:name="Table1.B" style:family="table-column">
      <style:table-column-properties style:column-width="1.6313in"/>
    </style:style>
    <style:style style:name="Table1.C" style:family="table-column">
      <style:table-column-properties style:column-width="1.0215in"/>
    </style:style>
    <style:style style:name="Table1.D" style:family="table-column">
      <style:table-column-properties style:column-width="0.5403in"/>
    </style:style>
    <style:style style:name="Table1.E" style:family="table-column">
      <style:table-column-properties style:column-width="1.7972in"/>
    </style:style>
    <style:style style:name="Table1.1" style:family="table-row">
      <style:table-row-properties style:min-row-height="0.2757in" fo:keep-together="auto"/>
    </style:style>
    <style:style style:name="Table1.A1" style:family="table-cell">
      <style:table-cell-properties fo:background-color="#ffffff" fo:padding-left="0.0569in" fo:padding-right="0.0569in" fo:padding-top="0in" fo:padding-bottom="0in" fo:border-left="0.75pt solid #4f81bd" fo:border-right="0.75pt solid #4f81bd" fo:border-top="0.75pt solid #4f81bd" fo:border-bottom="1.6pt solid #4f81bd">
        <style:background-image/>
      </style:table-cell-properties>
    </style:style>
    <style:style style:name="Table1.C1" style:family="table-cell">
      <style:table-cell-properties fo:background-color="#ffffff" fo:padding-left="0.0569in" fo:padding-right="0.0569in" fo:padding-top="0in" fo:padding-bottom="0in" fo:border-left="0.75pt solid #4f81bd" fo:border-right="none" fo:border-top="0.75pt solid #4f81bd" fo:border-bottom="1.6pt solid #4f81bd">
        <style:background-image/>
      </style:table-cell-properties>
    </style:style>
    <style:style style:name="Table1.D1" style:family="table-cell">
      <style:table-cell-properties fo:background-color="#ffffff" fo:padding-left="0.0569in" fo:padding-right="0.0569in" fo:padding-top="0in" fo:padding-bottom="0in" fo:border-left="none" fo:border-right="0.75pt solid #4f81bd" fo:border-top="0.75pt solid #4f81bd" fo:border-bottom="1.6pt solid #4f81bd">
        <style:background-image/>
      </style:table-cell-properties>
    </style:style>
    <style:style style:name="Table1.2" style:family="table-row">
      <style:table-row-properties style:min-row-height="0.2472in" fo:keep-together="auto"/>
    </style:style>
    <style:style style:name="Table1.A2" style:family="table-cell">
      <style:table-cell-properties fo:background-color="#d3dfee" fo:padding-left="0.0569in" fo:padding-right="0.0569in" fo:padding-top="0in" fo:padding-bottom="0in" fo:border-left="0.75pt solid #4f81bd" fo:border-right="0.75pt solid #4f81bd" fo:border-top="1.6pt solid #4f81bd" fo:border-bottom="0.75pt solid #4f81bd">
        <style:background-image/>
      </style:table-cell-properties>
    </style:style>
    <style:style style:name="Table1.C2" style:family="table-cell">
      <style:table-cell-properties fo:background-color="#d3dfee" fo:padding-left="0.0569in" fo:padding-right="0.0569in" fo:padding-top="0in" fo:padding-bottom="0in" fo:border-left="0.75pt solid #4f81bd" fo:border-right="none" fo:border-top="1.6pt solid #4f81bd" fo:border-bottom="0.75pt solid #4f81bd">
        <style:background-image/>
      </style:table-cell-properties>
    </style:style>
    <style:style style:name="Table1.D2" style:family="table-cell">
      <style:table-cell-properties fo:background-color="#d3dfee" fo:padding-left="0.0569in" fo:padding-right="0.0569in" fo:padding-top="0in" fo:padding-bottom="0in" fo:border-left="none" fo:border-right="0.75pt solid #4f81bd" fo:border-top="1.6pt solid #4f81bd" fo:border-bottom="0.75pt solid #4f81bd">
        <style:background-image/>
      </style:table-cell-properties>
    </style:style>
    <style:style style:name="Table1.3" style:family="table-row">
      <style:table-row-properties style:min-row-height="0.3438in" fo:keep-together="auto"/>
    </style:style>
    <style:style style:name="Table1.A3" style:family="table-cell">
      <style:table-cell-properties fo:background-color="#ffffff" fo:padding-left="0.0569in" fo:padding-right="0.0569in" fo:padding-top="0in" fo:padding-bottom="0in" fo:border="0.75pt solid #4f81bd">
        <style:background-image/>
      </style:table-cell-properties>
    </style:style>
    <style:style style:name="Table1.C3" style:family="table-cell">
      <style:table-cell-properties fo:background-color="#ffffff" fo:padding-left="0.0569in" fo:padding-right="0.0569in" fo:padding-top="0in" fo:padding-bottom="0in" fo:border-left="0.75pt solid #4f81bd" fo:border-right="none" fo:border-top="0.75pt solid #4f81bd" fo:border-bottom="0.75pt solid #4f81bd">
        <style:background-image/>
      </style:table-cell-properties>
    </style:style>
    <style:style style:name="Table1.D3" style:family="table-cell">
      <style:table-cell-properties fo:background-color="#ffffff" fo:padding-left="0.0569in" fo:padding-right="0.0569in" fo:padding-top="0in" fo:padding-bottom="0in" fo:border-left="none" fo:border-right="0.75pt solid #4f81bd" fo:border-top="0.75pt solid #4f81bd" fo:border-bottom="0.75pt solid #4f81bd">
        <style:background-image/>
      </style:table-cell-properties>
    </style:style>
    <style:style style:name="Table1.4" style:family="table-row">
      <style:table-row-properties style:min-row-height="0.241in" fo:keep-together="auto"/>
    </style:style>
    <style:style style:name="Table1.A4" style:family="table-cell">
      <style:table-cell-properties fo:background-color="#d3dfee" fo:padding-left="0.0569in" fo:padding-right="0.0569in" fo:padding-top="0in" fo:padding-bottom="0in" fo:border="0.75pt solid #4f81bd">
        <style:background-image/>
      </style:table-cell-properties>
    </style:style>
    <style:style style:name="Table1.C4" style:family="table-cell">
      <style:table-cell-properties fo:background-color="#d3dfee" fo:padding-left="0.0569in" fo:padding-right="0.0569in" fo:padding-top="0in" fo:padding-bottom="0in" fo:border-left="0.75pt solid #4f81bd" fo:border-right="none" fo:border-top="0.75pt solid #4f81bd" fo:border-bottom="0.75pt solid #4f81bd">
        <style:background-image/>
      </style:table-cell-properties>
    </style:style>
    <style:style style:name="Table1.D4" style:family="table-cell">
      <style:table-cell-properties fo:background-color="#d3dfee" fo:padding-left="0.0569in" fo:padding-right="0.0569in" fo:padding-top="0in" fo:padding-bottom="0in" fo:border-left="none" fo:border-right="0.75pt solid #4f81bd" fo:border-top="0.75pt solid #4f81bd" fo:border-bottom="0.75pt solid #4f81bd">
        <style:background-image/>
      </style:table-cell-properties>
    </style:style>
    <style:style style:name="P1" style:family="paragraph" style:parent-style-name="Standard">
      <style:paragraph-properties fo:margin-top="0in" fo:margin-bottom="0.111in" style:contextual-spacing="false" style:line-height-at-least="0.2165in"/>
      <style:text-properties fo:font-variant="normal" fo:text-transform="none" style:use-window-font-color="true" loext:opacity="0%" style:font-name="Times New Roman" fo:font-size="14pt" fo:language="en" fo:country="US" style:font-size-asian="14pt" style:font-size-complex="14pt"/>
    </style:style>
    <style:style style:name="P2" style:family="paragraph" style:parent-style-name="Standard">
      <style:paragraph-properties fo:margin-left="4.1346in" fo:margin-right="0in" fo:margin-top="0in" fo:margin-bottom="0.111in" style:contextual-spacing="false" fo:line-height="100%" fo:text-indent="0in" style:auto-text-indent="false"/>
      <style:text-properties fo:font-variant="normal" fo:text-transform="none" style:use-window-font-color="true" loext:opacity="0%" style:font-name="Times New Roman" fo:font-size="14pt" fo:language="en" fo:country="US" fo:font-weight="bold" style:font-size-asian="14pt" style:font-weight-asian="bold" style:font-size-complex="14pt"/>
    </style:style>
    <style:style style:name="P3" style:family="paragraph" style:parent-style-name="Standard">
      <style:paragraph-properties fo:margin-left="4.1346in" fo:margin-right="0in" fo:margin-top="0in" fo:margin-bottom="0.111in" style:contextual-spacing="false" style:line-height-at-least="0.2165in" fo:text-indent="0in" style:auto-text-indent="false"/>
      <style:text-properties fo:font-variant="normal" fo:text-transform="none" style:use-window-font-color="true" loext:opacity="0%" style:font-name="Times New Roman" fo:font-size="14pt" fo:language="en" fo:country="US" fo:font-weight="normal" style:font-size-asian="14pt" style:font-weight-asian="normal" style:font-size-complex="14pt"/>
    </style:style>
    <style:style style:name="P4" style:family="paragraph" style:parent-style-name="Standard">
      <style:paragraph-properties fo:margin-top="0in" fo:margin-bottom="0.111in" style:contextual-spacing="false" style:line-height-at-least="0.2165in"/>
      <style:text-properties fo:font-variant="normal" fo:text-transform="none" style:use-window-font-color="true" loext:opacity="0%" style:font-name="Times New Roman" fo:font-size="14pt" fo:language="en" fo:country="US" fo:font-weight="normal" style:font-size-asian="14pt" style:font-weight-asian="normal" style:font-size-complex="14pt"/>
    </style:style>
    <style:style style:name="P5" style:family="paragraph" style:parent-style-name="Standard">
      <style:paragraph-properties fo:margin-top="0.0835in" fo:margin-bottom="0in" style:contextual-spacing="false" fo:line-height="100%" fo:text-align="center" style:justify-single-word="false" fo:keep-together="always" fo:keep-with-next="always"/>
      <style:text-properties fo:font-variant="normal" fo:text-transform="none" style:use-window-font-color="true" loext:opacity="0%" style:font-name="Times New Roman" fo:font-size="14pt" fo:language="uk" fo:country="UA" style:font-size-asian="14pt" style:font-size-complex="14pt"/>
    </style:style>
    <style:style style:name="P6" style:family="paragraph" style:parent-style-name="Standard">
      <style:paragraph-properties fo:margin-left="0.25in" fo:margin-right="0in" fo:margin-top="0in" fo:margin-bottom="0.111in" style:contextual-spacing="false" style:line-height-at-least="0.2165in" fo:text-indent="-0.25in" style:auto-text-indent="false"/>
      <style:text-properties fo:font-variant="normal" fo:text-transform="none" style:use-window-font-color="true" loext:opacity="0%" style:font-name="Times New Roman" fo:font-size="14pt" fo:language="uk" fo:country="UA" fo:font-weight="normal" style:font-size-asian="14pt" style:font-weight-asian="normal" style:font-size-complex="14pt"/>
    </style:style>
    <style:style style:name="P7" style:family="paragraph" style:parent-style-name="Standard">
      <style:paragraph-properties fo:margin-left="0.25in" fo:margin-right="0in" fo:margin-top="0in" fo:margin-bottom="0.111in" style:contextual-spacing="false" style:line-height-at-least="0.2165in" fo:text-indent="-0.25in" style:auto-text-indent="false"/>
      <style:text-properties fo:font-variant="normal" fo:text-transform="none" style:use-window-font-color="true" loext:opacity="0%" style:font-name="Times New Roman" fo:font-size="14pt" fo:language="uk" fo:country="UA" fo:font-weight="normal" officeooo:paragraph-rsid="001bed3e" style:font-size-asian="14pt" style:font-weight-asian="normal" style:font-size-complex="14pt"/>
    </style:style>
    <style:style style:name="P8" style:family="paragraph" style:parent-style-name="Standard">
      <style:paragraph-properties fo:margin-left="0.25in" fo:margin-right="0in" fo:margin-top="0in" fo:margin-bottom="0.111in" style:contextual-spacing="false" style:line-height-at-least="0.2165in" fo:text-indent="-0.25in" style:auto-text-indent="false"/>
      <style:text-properties fo:font-variant="normal" fo:text-transform="none" style:use-window-font-color="true" loext:opacity="0%" style:font-name="Times New Roman" fo:font-size="14pt" fo:language="uk" fo:country="UA" fo:font-weight="normal" officeooo:paragraph-rsid="001ca20c" style:font-size-asian="14pt" style:font-weight-asian="normal" style:font-size-complex="14pt"/>
    </style:style>
    <style:style style:name="P9" style:family="paragraph" style:parent-style-name="Standard">
      <style:paragraph-properties fo:margin-left="0.25in" fo:margin-right="0in" fo:margin-top="0in" fo:margin-bottom="0.111in" style:contextual-spacing="false" style:line-height-at-least="0.2165in" fo:text-indent="-0.25in" style:auto-text-indent="false"/>
      <style:text-properties fo:font-variant="normal" fo:text-transform="none" style:use-window-font-color="true" loext:opacity="0%" style:font-name="Times New Roman" fo:font-size="12pt" fo:language="uk" fo:country="UA" fo:font-weight="normal" style:font-size-asian="12pt" style:font-weight-asian="normal" style:font-size-complex="12pt"/>
    </style:style>
    <style:style style:name="P10" style:family="paragraph" style:parent-style-name="Standard">
      <style:paragraph-properties fo:margin-left="0in" fo:margin-right="0in" fo:margin-top="0in" fo:margin-bottom="0.111in" style:contextual-spacing="false" style:line-height-at-least="0.2165in" fo:text-indent="0in" style:auto-text-indent="false"/>
      <style:text-properties fo:font-variant="normal" fo:text-transform="none" style:use-window-font-color="true" loext:opacity="0%" style:font-name="Times New Roman" fo:font-size="12pt" fo:language="uk" fo:country="UA" fo:font-weight="normal" style:font-size-asian="12pt" style:font-weight-asian="normal" style:font-size-complex="12pt"/>
    </style:style>
    <style:style style:name="P11" style:family="paragraph" style:parent-style-name="Standard">
      <style:paragraph-properties fo:margin-top="0in" fo:margin-bottom="0.111in" style:contextual-spacing="false" style:line-height-at-least="0.2165in"/>
      <style:text-properties fo:font-variant="normal" fo:text-transform="none" style:font-name="Times New Roman" fo:font-size="14pt" fo:language="en" fo:country="US" style:font-size-asian="14pt" style:font-size-complex="14pt"/>
    </style:style>
    <style:style style:name="P12" style:family="paragraph" style:parent-style-name="Standard">
      <style:paragraph-properties fo:margin-top="0in" fo:margin-bottom="0.111in" style:contextual-spacing="false" style:line-height-at-least="0.2165in"/>
      <style:text-properties fo:font-variant="normal" fo:text-transform="none" fo:color="#0070c0" loext:opacity="100%" style:font-name="Times New Roman" fo:font-size="14pt" fo:language="en" fo:country="US" style:font-size-asian="14pt" style:font-size-complex="14pt"/>
    </style:style>
    <style:style style:name="P13" style:family="paragraph" style:parent-style-name="Standard">
      <style:paragraph-properties fo:margin-top="0.0835in" fo:margin-bottom="0in" style:contextual-spacing="false" fo:line-height="100%" fo:text-align="center" style:justify-single-word="false" fo:keep-together="always" fo:keep-with-next="always"/>
      <style:text-properties fo:font-variant="normal" fo:text-transform="none" fo:color="#0070c0" loext:opacity="100%" style:font-name="Times New Roman" fo:font-size="14pt" fo:language="uk" fo:country="UA" style:font-size-asian="14pt" style:font-size-complex="14pt"/>
    </style:style>
    <style:style style:name="P14" style:family="paragraph" style:parent-style-name="Standard">
      <style:paragraph-properties fo:orphans="0" fo:widows="0"/>
      <style:text-properties style:use-window-font-color="true" loext:opacity="0%" style:font-name="Times New Roman" fo:font-size="14pt" fo:language="en" fo:country="US" fo:font-weight="normal" style:font-size-asian="14pt" style:font-weight-asian="normal" style:font-size-complex="14pt"/>
    </style:style>
    <style:style style:name="P15" style:family="paragraph" style:parent-style-name="Standard">
      <style:paragraph-properties fo:line-height="150%"/>
      <style:text-properties style:use-window-font-color="true" loext:opacity="0%" style:font-name="Times New Roman" fo:font-size="14pt" fo:language="en" fo:country="US" fo:font-weight="normal" style:font-size-asian="14pt" style:font-weight-asian="normal" style:font-size-complex="14pt"/>
    </style:style>
    <style:style style:name="P16" style:family="paragraph" style:parent-style-name="Standard">
      <style:paragraph-properties fo:margin-left="-0.0102in" fo:margin-right="0in" fo:margin-top="0in" fo:margin-bottom="0.139in" style:contextual-spacing="false" fo:line-height="150%" fo:text-indent="0in" style:auto-text-indent="false"/>
      <style:text-properties style:use-window-font-color="true" loext:opacity="0%" style:font-name="Times New Roman" fo:font-size="14pt" fo:language="uk" fo:country="UA" fo:font-weight="normal" style:font-size-asian="14pt" style:font-weight-asian="normal" style:font-size-complex="14pt"/>
    </style:style>
    <style:style style:name="P17" style:family="paragraph" style:parent-style-name="Standard">
      <style:paragraph-properties fo:margin-left="-0.0102in" fo:margin-right="0in" fo:margin-top="0in" fo:margin-bottom="0.0457in" style:contextual-spacing="false" fo:line-height="150%" fo:text-indent="0in" style:auto-text-indent="false"/>
      <style:text-properties style:use-window-font-color="true" loext:opacity="0%" style:font-name="Times New Roman" fo:font-size="14pt" fo:language="uk" fo:country="UA" fo:font-weight="normal" style:font-size-asian="14pt" style:font-weight-asian="normal" style:font-size-complex="14pt"/>
    </style:style>
    <style:style style:name="P18" style:family="paragraph" style:parent-style-name="Standard">
      <style:paragraph-properties fo:margin-left="-0.0102in" fo:margin-right="0in" fo:line-height="150%" fo:text-indent="0in" style:auto-text-indent="false"/>
      <style:text-properties style:use-window-font-color="true" loext:opacity="0%" style:font-name="Times New Roman" fo:font-size="14pt" fo:language="uk" fo:country="UA" fo:font-weight="normal" style:font-size-asian="14pt" style:font-weight-asian="normal" style:font-size-complex="14pt"/>
    </style:style>
    <style:style style:name="P19" style:family="paragraph" style:parent-style-name="Standard">
      <style:paragraph-properties fo:margin-left="-0.0102in" fo:margin-right="0in" fo:margin-top="0in" fo:margin-bottom="0.0453in" style:contextual-spacing="false" fo:line-height="150%" fo:text-indent="0in" style:auto-text-indent="false"/>
      <style:text-properties style:use-window-font-color="true" loext:opacity="0%" style:font-name="Times New Roman" fo:font-size="14pt" fo:language="uk" fo:country="UA" fo:font-weight="normal" style:font-size-asian="14pt" style:font-weight-asian="normal" style:font-size-complex="14pt"/>
    </style:style>
    <style:style style:name="P20" style:family="paragraph" style:parent-style-name="Standard">
      <style:paragraph-properties fo:margin-left="-0.0102in" fo:margin-right="-0.0055in" fo:line-height="150%" fo:text-indent="0in" style:auto-text-indent="false"/>
      <style:text-properties style:use-window-font-color="true" loext:opacity="0%" style:font-name="Times New Roman" fo:font-size="14pt" fo:language="uk" fo:country="UA" fo:font-weight="normal" style:font-size-asian="14pt" style:font-weight-asian="normal" style:font-size-complex="14pt"/>
    </style:style>
    <style:style style:name="P21" style:family="paragraph" style:parent-style-name="Standard">
      <style:paragraph-properties fo:line-height="150%"/>
      <style:text-properties style:use-window-font-color="true" loext:opacity="0%" style:font-name="Times New Roman" fo:font-size="14pt" fo:language="uk" fo:country="UA" fo:font-weight="normal" style:font-size-asian="14pt" style:font-weight-asian="normal" style:font-size-complex="14pt"/>
    </style:style>
    <style:style style:name="P22" style:family="paragraph" style:parent-style-name="Standard">
      <style:paragraph-properties fo:margin-top="0in" fo:margin-bottom="0.111in" style:contextual-spacing="false" style:line-height-at-least="0.1799in" fo:orphans="0" fo:widows="0">
        <style:tab-stops/>
      </style:paragraph-properties>
      <style:text-properties style:use-window-font-color="true" loext:opacity="0%" style:font-name="Times New Roman" fo:font-size="12pt" fo:language="en" fo:country="US" fo:font-weight="normal" style:font-size-asian="12pt" style:font-weight-asian="normal" style:font-size-complex="12pt"/>
    </style:style>
    <style:style style:name="P23" style:family="paragraph" style:parent-style-name="Standard">
      <style:paragraph-properties fo:margin-left="0in" fo:margin-right="0.0339in" style:line-height-at-least="0.1799in" fo:text-align="end" style:justify-single-word="false" fo:orphans="0" fo:widows="0" fo:text-indent="0in" style:auto-text-indent="false">
        <style:tab-stops/>
      </style:paragraph-properties>
      <style:text-properties style:use-window-font-color="true" loext:opacity="0%" style:font-name="Times New Roman" fo:font-size="12pt" fo:language="en" fo:country="US" fo:font-weight="normal" style:font-size-asian="12pt" style:font-weight-asian="normal" style:font-size-complex="12pt"/>
    </style:style>
    <style:style style:name="P24" style:family="paragraph" style:parent-style-name="Standard">
      <style:paragraph-properties style:line-height-at-least="0.1799in" fo:orphans="0" fo:widows="0">
        <style:tab-stops/>
      </style:paragraph-properties>
      <style:text-properties style:use-window-font-color="true" loext:opacity="0%" style:font-name="Times New Roman" fo:font-size="12pt" fo:language="uk" fo:country="UA" fo:font-weight="normal" style:font-size-asian="12pt" style:font-weight-asian="normal" style:font-size-complex="12pt"/>
    </style:style>
    <style:style style:name="P25" style:family="paragraph" style:parent-style-name="Standard">
      <style:paragraph-properties fo:margin-left="0.0016in" fo:margin-right="0in" style:line-height-at-least="0.1799in" fo:orphans="0" fo:widows="0" fo:text-indent="0in" style:auto-text-indent="false">
        <style:tab-stops/>
      </style:paragraph-properties>
      <style:text-properties style:use-window-font-color="true" loext:opacity="0%" style:font-name="Times New Roman" fo:font-size="12pt" fo:language="uk" fo:country="UA" fo:font-weight="normal" style:font-size-asian="12pt" style:font-weight-asian="normal" style:font-size-complex="12pt"/>
    </style:style>
    <style:style style:name="P26" style:family="paragraph" style:parent-style-name="Standard">
      <style:paragraph-properties fo:margin-left="0.002in" fo:margin-right="0in" style:line-height-at-least="0.1799in" fo:orphans="0" fo:widows="0" fo:text-indent="0in" style:auto-text-indent="false">
        <style:tab-stops/>
      </style:paragraph-properties>
      <style:text-properties style:use-window-font-color="true" loext:opacity="0%" style:font-name="Times New Roman" fo:font-size="12pt" fo:language="uk" fo:country="UA" fo:font-weight="normal" style:font-size-asian="12pt" style:font-weight-asian="normal" style:font-size-complex="12pt"/>
    </style:style>
    <style:style style:name="P27" style:family="paragraph" style:parent-style-name="Standard">
      <style:paragraph-properties style:line-height-at-least="0.1799in" fo:orphans="0" fo:widows="0">
        <style:tab-stops/>
      </style:paragraph-properties>
      <style:text-properties style:use-window-font-color="true" loext:opacity="0%" style:font-name="Times New Roman" fo:font-size="12pt" fo:language="uk" fo:country="UA" fo:font-weight="bold" style:font-size-asian="12pt" style:font-weight-asian="bold" style:font-size-complex="12pt"/>
    </style:style>
    <style:style style:name="P28" style:family="paragraph" style:parent-style-name="Standard">
      <style:paragraph-properties fo:margin-top="0.0555in" fo:margin-bottom="0in" style:contextual-spacing="false" fo:line-height="100%" fo:text-align="center" style:justify-single-word="false" fo:keep-together="always" fo:keep-with-next="always"/>
      <style:text-properties style:font-name="Times New Roman" fo:font-size="14pt" style:font-size-asian="14pt" style:font-size-complex="14pt"/>
    </style:style>
    <style:style style:name="P29" style:family="paragraph" style:parent-style-name="Standard">
      <style:paragraph-properties fo:margin-left="4.1346in" fo:margin-right="0in" fo:margin-top="0in" fo:margin-bottom="0.111in" style:contextual-spacing="false" fo:line-height="100%" fo:text-indent="0in" style:auto-text-indent="false"/>
      <style:text-properties style:font-name="Times New Roman" fo:font-size="14pt" style:font-size-asian="14pt" style:font-size-complex="14pt"/>
    </style:style>
    <style:style style:name="P30" style:family="paragraph" style:parent-style-name="Standard">
      <style:paragraph-properties fo:margin-top="0in" fo:margin-bottom="0.111in" style:contextual-spacing="false" style:line-height-at-least="0.2165in" fo:text-align="center" style:justify-single-word="false"/>
      <style:text-properties style:font-name="Times New Roman" fo:font-size="14pt" style:font-size-asian="14pt" style:font-size-complex="14pt"/>
    </style:style>
    <style:style style:name="P31" style:family="paragraph" style:parent-style-name="Standard">
      <style:paragraph-properties fo:margin-left="0.25in" fo:margin-right="0in" fo:margin-top="0in" fo:margin-bottom="0.111in" style:contextual-spacing="false" style:line-height-at-least="0.2165in" fo:text-indent="-0.25in" style:auto-text-indent="false"/>
      <style:text-properties style:font-name="Times New Roman" fo:font-size="14pt" officeooo:paragraph-rsid="001ca20c" style:font-size-asian="14pt" style:font-size-complex="14pt"/>
    </style:style>
    <style:style style:name="P32" style:family="paragraph" style:parent-style-name="Standard">
      <style:paragraph-properties fo:margin-left="0.25in" fo:margin-right="0in" fo:margin-top="0.139in" fo:margin-bottom="0in" style:contextual-spacing="false" fo:line-height="115%" fo:keep-together="always" fo:text-indent="-0.25in" style:auto-text-indent="false" fo:keep-with-next="always"/>
      <style:text-properties style:font-name="Times New Roman" fo:font-size="14pt" style:font-size-asian="14pt" style:font-size-complex="14pt"/>
    </style:style>
    <style:style style:name="P33" style:family="paragraph" style:parent-style-name="Standard" style:master-page-name="">
      <loext:graphic-properties draw:fill="none"/>
      <style:paragraph-properties fo:margin-left="0in" fo:margin-right="0in" fo:margin-top="0.139in" fo:margin-bottom="0in" style:contextual-spacing="false" fo:line-height="115%" fo:keep-together="always" fo:text-indent="0in" style:auto-text-indent="false" style:page-number="auto" fo:background-color="transparent" fo:keep-with-next="always"/>
      <style:text-properties style:font-name="Times New Roman" fo:font-size="14pt" officeooo:paragraph-rsid="001bed3e" style:font-size-asian="14pt" style:font-size-complex="14pt"/>
    </style:style>
    <style:style style:name="P34" style:family="paragraph" style:parent-style-name="Standard">
      <style:paragraph-properties fo:margin-left="-0.0102in" fo:margin-right="0in" fo:margin-top="0in" fo:margin-bottom="0.139in" style:contextual-spacing="false" fo:line-height="150%" fo:text-indent="0in" style:auto-text-indent="false"/>
      <style:text-properties style:font-name="Times New Roman" fo:font-size="14pt" style:font-size-asian="14pt" style:font-size-complex="14pt"/>
    </style:style>
    <style:style style:name="P35" style:family="paragraph" style:parent-style-name="Standard">
      <style:paragraph-properties fo:margin-left="-0.0102in" fo:margin-right="0in" fo:line-height="150%" fo:text-indent="0in" style:auto-text-indent="false"/>
      <style:text-properties style:font-name="Times New Roman" fo:font-size="14pt" style:font-size-asian="14pt" style:font-size-complex="14pt"/>
    </style:style>
    <style:style style:name="P36" style:family="paragraph" style:parent-style-name="Standard">
      <style:paragraph-properties fo:margin-left="-0.0102in" fo:margin-right="0in" fo:margin-top="0in" fo:margin-bottom="0.0201in" style:contextual-spacing="false" fo:line-height="150%" fo:text-indent="0in" style:auto-text-indent="false"/>
      <style:text-properties style:font-name="Times New Roman" fo:font-size="14pt" style:font-size-asian="14pt" style:font-size-complex="14pt"/>
    </style:style>
    <style:style style:name="P37" style:family="paragraph" style:parent-style-name="Standard">
      <style:paragraph-properties fo:line-height="150%"/>
      <style:text-properties style:font-name="Times New Roman" fo:font-size="14pt" style:font-size-asian="14pt" style:font-size-complex="14pt"/>
    </style:style>
    <style:style style:name="P38" style:family="paragraph" style:parent-style-name="Standard">
      <style:paragraph-properties fo:margin-left="0.25in" fo:margin-right="0in" fo:margin-top="0in" fo:margin-bottom="0.111in" style:contextual-spacing="false" style:line-height-at-least="0.2165in" fo:text-indent="-0.25in" style:auto-text-indent="false"/>
      <style:text-properties style:font-name="Times New Roman" fo:font-size="12pt" style:font-size-asian="12pt" style:font-size-complex="12pt"/>
    </style:style>
    <style:style style:name="P39" style:family="paragraph" style:parent-style-name="Standard">
      <style:paragraph-properties fo:margin-top="0.0555in" fo:margin-bottom="0in" style:contextual-spacing="false" fo:line-height="100%" fo:text-align="center" style:justify-single-word="false" fo:keep-together="always" fo:keep-with-next="always"/>
      <style:text-properties fo:text-transform="uppercase" style:font-name="Times New Roman" fo:font-size="14pt" fo:language="uk" fo:country="UA" style:font-size-asian="14pt" style:font-size-complex="14pt"/>
    </style:style>
    <style:style style:name="P40" style:family="paragraph" style:parent-style-name="Standard">
      <style:paragraph-properties fo:margin-top="0.5in" fo:margin-bottom="0in" style:contextual-spacing="false" fo:line-height="100%" fo:text-align="center" style:justify-single-word="false" fo:keep-together="always" fo:keep-with-next="always"/>
      <style:text-properties fo:text-transform="uppercase" style:use-window-font-color="true" loext:opacity="0%" style:font-name="Times New Roman" fo:font-size="14pt" fo:language="uk" fo:country="UA" fo:font-weight="normal" style:font-size-asian="14pt" style:font-weight-asian="normal" style:font-size-complex="14pt"/>
    </style:style>
    <style:style style:name="P41" style:family="paragraph" style:parent-style-name="Standard">
      <style:text-properties fo:color="#5983b0" loext:opacity="100%" style:font-name="Times New Roman" fo:font-size="14pt" style:font-size-asian="14pt" style:font-size-complex="14pt"/>
    </style:style>
    <style:style style:name="P42" style:family="paragraph" style:parent-style-name="Standard" style:list-style-name="WWNum1">
      <style:paragraph-properties fo:margin-left="0in" fo:margin-right="0in" fo:margin-top="0in" fo:margin-bottom="0.111in" style:contextual-spacing="false" style:line-height-at-least="0.2165in" fo:text-indent="0in" style:auto-text-indent="false" fo:break-before="page"/>
      <style:text-properties style:font-name="Times New Roman" fo:font-size="14pt" style:font-size-asian="14pt" style:font-size-complex="14pt"/>
    </style:style>
    <style:style style:name="P43" style:family="paragraph" style:parent-style-name="Standard" style:list-style-name="WWNum1">
      <style:paragraph-properties fo:margin-left="0in" fo:margin-right="0in" fo:margin-top="0in" fo:margin-bottom="0.111in" style:contextual-spacing="false" style:line-height-at-least="0.2165in" fo:text-indent="0in" style:auto-text-indent="false"/>
      <style:text-properties style:font-name="Times New Roman" fo:font-size="14pt" style:font-size-asian="14pt" style:font-size-complex="14pt"/>
    </style:style>
    <style:style style:name="P44" style:family="paragraph" style:parent-style-name="Standard" style:list-style-name="WWNum1">
      <style:paragraph-properties fo:margin-left="0in" fo:margin-right="0in" fo:margin-top="0in" fo:margin-bottom="0.111in" style:contextual-spacing="false" style:line-height-at-least="0.2165in" fo:text-indent="0in" style:auto-text-indent="false" fo:break-before="page"/>
      <style:text-properties style:font-name="Times New Roman" fo:font-size="14pt" officeooo:paragraph-rsid="001bed3e" style:font-size-asian="14pt" style:font-size-complex="14pt"/>
    </style:style>
    <style:style style:name="P45" style:family="paragraph" style:parent-style-name="Standard" style:list-style-name="WWNum1a">
      <style:paragraph-properties fo:margin-left="0.4898in" fo:margin-right="0in" fo:margin-top="0in" fo:margin-bottom="0.0264in" style:contextual-spacing="false" style:line-height-at-least="0.1874in" fo:text-indent="-0.25in" style:auto-text-indent="false"/>
      <style:text-properties style:font-name="Times New Roman" fo:font-size="14pt" officeooo:paragraph-rsid="001bed3e" style:font-size-asian="14pt" style:font-size-complex="14pt"/>
    </style:style>
    <style:style style:name="P46" style:family="paragraph" style:parent-style-name="Standard" style:list-style-name="WWNum1a">
      <style:paragraph-properties fo:margin-left="1in" fo:margin-right="0in" fo:margin-top="0in" fo:margin-bottom="0.0264in" style:contextual-spacing="false" style:line-height-at-least="0.1874in" fo:text-indent="-0.25in" style:auto-text-indent="false"/>
      <style:text-properties style:font-name="Times New Roman" fo:font-size="14pt" fo:language="uk" fo:country="UA" style:font-size-asian="14pt" style:font-size-complex="14pt"/>
    </style:style>
    <style:style style:name="P47" style:family="paragraph" style:parent-style-name="Standard">
      <style:paragraph-properties fo:margin-left="0.25in" fo:margin-right="0in" fo:margin-top="0in" fo:margin-bottom="0.111in" style:contextual-spacing="false" style:line-height-at-least="0.2165in" fo:text-indent="-0.25in" style:auto-text-indent="false"/>
      <style:text-properties style:font-name="Times New Roman" fo:font-size="12pt" style:font-size-asian="12pt" style:font-size-complex="12pt"/>
    </style:style>
    <style:style style:name="P48" style:family="paragraph" style:parent-style-name="Standard" style:list-style-name="WWNum1">
      <style:paragraph-properties fo:margin-left="0in" fo:margin-right="0in" fo:margin-top="0in" fo:margin-bottom="0.111in" style:contextual-spacing="false" style:line-height-at-least="0.2165in" fo:text-indent="0in" style:auto-text-indent="false"/>
      <style:text-properties fo:font-variant="normal" fo:text-transform="none" style:use-window-font-color="true" loext:opacity="0%" style:font-name="Times New Roman" fo:font-size="14pt" fo:language="uk" fo:country="UA" fo:font-weight="normal" officeooo:rsid="001bed3e" officeooo:paragraph-rsid="001bed3e" style:font-size-asian="14pt" style:font-weight-asian="normal" style:font-size-complex="14pt"/>
    </style:style>
    <style:style style:name="T1" style:family="text">
      <style:text-properties fo:text-transform="uppercase" fo:color="#0070c0" loext:opacity="100%" fo:language="uk" fo:country="UA"/>
    </style:style>
    <style:style style:name="T2" style:family="text">
      <style:text-properties fo:text-transform="uppercase" fo:language="uk" fo:country="UA"/>
    </style:style>
    <style:style style:name="T3" style:family="text">
      <style:text-properties fo:text-transform="uppercase" fo:language="en" fo:country="US"/>
    </style:style>
    <style:style style:name="T4" style:family="text">
      <style:text-properties fo:language="uk" fo:country="UA"/>
    </style:style>
    <style:style style:name="T5" style:family="text">
      <style:text-properties fo:font-variant="normal" fo:text-transform="none" fo:color="#0070c0" loext:opacity="100%" fo:language="en" fo:country="US"/>
    </style:style>
    <style:style style:name="T6" style:family="text">
      <style:text-properties fo:font-variant="normal" fo:text-transform="none" fo:color="#0070c0" loext:opacity="100%" fo:language="uk" fo:country="UA" fo:font-weight="normal" style:font-weight-asian="normal"/>
    </style:style>
    <style:style style:name="T7" style:family="text">
      <style:text-properties fo:font-variant="normal" fo:text-transform="none" style:use-window-font-color="true" loext:opacity="0%" fo:language="uk" fo:country="UA"/>
    </style:style>
    <style:style style:name="T8" style:family="text">
      <style:text-properties fo:font-variant="normal" fo:text-transform="none" style:use-window-font-color="true" loext:opacity="0%" fo:language="uk" fo:country="UA" fo:font-weight="bold" style:font-weight-asian="bold"/>
    </style:style>
    <style:style style:name="T9" style:family="text">
      <style:text-properties fo:font-variant="normal" fo:text-transform="none" style:use-window-font-color="true" loext:opacity="0%" fo:language="uk" fo:country="UA" fo:font-weight="normal" style:font-weight-asian="normal"/>
    </style:style>
    <style:style style:name="T10" style:family="text">
      <style:text-properties fo:font-variant="normal" fo:text-transform="none" style:use-window-font-color="true" loext:opacity="0%" fo:language="uk" fo:country="UA" fo:font-weight="normal" officeooo:rsid="001bed3e" style:font-weight-asian="normal"/>
    </style:style>
    <style:style style:name="T11" style:family="text">
      <style:text-properties fo:font-variant="normal" fo:text-transform="none" style:use-window-font-color="true" loext:opacity="0%" fo:language="en" fo:country="US" fo:font-weight="normal" style:font-weight-asian="normal"/>
    </style:style>
    <style:style style:name="T12" style:family="text">
      <style:text-properties fo:font-variant="normal" fo:text-transform="none" style:use-window-font-color="true" loext:opacity="0%" fo:language="en" fo:country="US" fo:font-weight="normal" officeooo:rsid="001d1751" style:font-weight-asian="normal"/>
    </style:style>
    <style:style style:name="T13" style:family="text">
      <style:text-properties fo:font-variant="normal" fo:text-transform="none" fo:color="#4f81bd" loext:opacity="100%" fo:language="uk" fo:country="UA" fo:font-weight="bold" style:font-weight-asian="bold"/>
    </style:style>
    <style:style style:name="T14" style:family="text">
      <style:text-properties fo:color="#4f81bd" loext:opacity="100%" fo:language="uk" fo:country="UA" fo:font-weight="bold" style:font-weight-asian="bold"/>
    </style:style>
    <style:style style:name="T15" style:family="text">
      <style:text-properties fo:color="#4f81bd" loext:opacity="100%" fo:language="en" fo:country="US" fo:font-weight="bold" style:font-weight-asian="bold"/>
    </style:style>
    <style:style style:name="T16" style:family="text">
      <style:text-properties style:use-window-font-color="true" loext:opacity="0%" fo:language="uk" fo:country="UA" fo:font-weight="normal" style:font-weight-asian="normal"/>
    </style:style>
    <style:style style:name="T17" style:family="text">
      <style:text-properties style:use-window-font-color="true" loext:opacity="0%" fo:language="uk" fo:country="UA" fo:font-weight="bold" style:font-weight-asian="bold"/>
    </style:style>
    <style:style style:name="T18" style:family="text">
      <style:text-properties style:use-window-font-color="true" loext:opacity="0%" fo:language="en" fo:country="US" fo:font-weight="bold" style:font-weight-asian="bold"/>
    </style:style>
    <style:style style:name="T19" style:family="text">
      <style:text-properties style:use-window-font-color="true" loext:opacity="0%" fo:language="en" fo:country="U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Кам’янець-Подільський національний університет</text:span><text:line-break/><text:span text:style-name="T2">імені Івана Огієнка</text:span></text:p>
      <text:p text:style-name="P11">  </text:p>
      <text:p text:style-name="P11"> </text:p>
      <text:p text:style-name="P39">КАФЕДРА КОМП’ЮТЕРНИХ НАУК</text:p>
      <text:p text:style-name="P11"> </text:p>
      <text:p text:style-name="P11"> </text:p>
      <text:p text:style-name="P11"/>
      <text:p text:style-name="P28"><text:span text:style-name="T2">Навчальна дисципліна </text:span><text:span text:style-name="T3">«</text:span><text:span text:style-name="T2">Об’єктно-орієнтоване програмування</text:span><text:span text:style-name="T3">»</text:span></text:p>
      <text:p text:style-name="P11"> </text:p>
      <text:p text:style-name="P11"> </text:p>
      <text:p text:style-name="P28"><text:span text:style-name="T2">ЛАБОРАТОРНА РОБОТА </text:span><text:span text:style-name="T1">#0101</text:span></text:p>
      <text:p text:style-name="P12"> </text:p>
      <text:p text:style-name="P5">Тема:</text:p>
      <text:p text:style-name="P13">Основи програмування мовою C#</text:p>
      <text:p text:style-name="P12"> </text:p>
      <text:p text:style-name="P30"><text:span text:style-name="T7">Варіант №</text:span><text:span text:style-name="T5">6</text:span></text:p>
      <text:p text:style-name="P1"/>
      <text:p text:style-name="P1"> </text:p>
      <text:p text:style-name="P29"><text:span text:style-name="T8">Виконав</text:span><text:span text:style-name="T9">:</text:span><text:line-break/><text:span text:style-name="T9">студент </text:span><text:span text:style-name="T11">1</text:span><text:span text:style-name="T9">-го курсу</text:span><text:line-break/><text:span text:style-name="T9">групи KN</text:span><text:span text:style-name="T11">ms</text:span><text:span text:style-name="T9">1-B2</text:span><text:span text:style-name="T11">3</text:span><text:line-break/><text:span text:style-name="T6">Дарманський М.А.</text:span></text:p>
      <text:p text:style-name="P2"/>
      <text:p text:style-name="P29"><text:span text:style-name="T8">Прийняла</text:span><text:span text:style-name="T9">:</text:span><text:line-break/><text:span text:style-name="T9">старший викладач,</text:span><text:line-break/><text:span text:style-name="T9">Мястковська М.О.</text:span></text:p>
      <text:p text:style-name="P3"/>
      <text:p text:style-name="P4"/>
      <text:p text:style-name="P40">Кам’янець-Подільський – 2023</text:p>
      <text:p text:style-name="P6"/>
      <text:list xml:id="list179554585" text:style-name="WWNum1">
        <text:list-header>
          <text:p text:style-name="P42"><text:span text:style-name="T10">1) </text:span><text:span text:style-name="T9">Короткі теоретичні відомості.</text:span></text:p>
        </text:list-header>
      </text:list>
      <text:p text:style-name="P32"><text:span text:style-name="T13">Структура </text:span><text:span text:style-name="T14">програми</text:span></text:p>
      <text:p text:style-name="P16"><text:s text:c="3"/>Мова програмування C# розглядається у сукупності із платформою .NET (середовище, що керує виконанням коду, та надає коду різні служби, або CLR – Common Language Runtime – загальне середовище виконання та розміщується між кодом і операційною системою). В результаті компілювання утворюється керований середовищем виконання .NET код у вигляді .NET байт-коду на мові IL (IL – Intermediate Language – проміжна мова), який при виконанні компілюється JIT-компілятором (JIT – Just-in-Time – в той же час) в машинний код. <text:s/></text:p>
      <text:p text:style-name="P34"><text:span text:style-name="T18">CTS – Common Type System</text:span><text:span text:style-name="T19"> – </text:span><text:span text:style-name="T16">загальна система типів, у сукупності із CLS – Common Language Specification – загальна специфікація мови, забезпечують сумісність цілої низки різних мов програмування, доступних в CLR. <text:s/></text:span></text:p>
      <text:p text:style-name="P35"><text:span text:style-name="T17">Простори імен</text:span><text:span text:style-name="T16"> – це спеціальні набори класів, що забезпечують їх логічне групування таким чином, щоб однакові імена класів з різних наборів не конфліктували одне з одним. Простір імен для типів усередині блока задається за допомогою ключового слова namespace. <text:s/></text:span></text:p>
      <text:p text:style-name="P17"><text:s text:c="3"/>В клієнтських класах для використання об’єктів з іншого простору імен використовують повністю задане ім’я у вигляді ієрархії, що включає всі простори імен, від самого зовнішнього до самого внутрішнього. Записується це ім’я за допомогою крапок: <text:s/></text:p>
      <text:p text:style-name="P15">System.Console.ReadKey(true); </text:p>
      <text:p text:style-name="P35"><text:span text:style-name="T17"><text:s text:c="3"/>Директива using</text:span><text:span text:style-name="T16"> імпортує простір імен та дозволяє посилатися на типи без вказування повністю заданих імен. </text:span></text:p>
      <text:p text:style-name="P15">using System; </text:p>
      <text:p text:style-name="P37"><text:span text:style-name="T19">Console.Write("</text:span><text:span text:style-name="T16">Використання директиви using"); </text:span></text:p>
      <text:p text:style-name="P15">Console.ReadKey(true); </text:p>
      <text:p text:style-name="P18"><text:s text:c="3"/>За допомогою директиви using можна імпортувати не цілий простір імен, а лише окремі типи, призначаючи їм псевдоніми. </text:p>
      <text:p text:style-name="P15"><text:soft-page-break/>using E=System.Console; </text:p>
      <text:p text:style-name="P37"><text:span text:style-name="T19">E.Write("</text:span><text:span text:style-name="T16">Призначення псевдонімів типам"); </text:span></text:p>
      <text:p text:style-name="P37"><text:span text:style-name="T19">E.ReadKey(true); </text:span><text:span text:style-name="T16">Аналогічно псевдонім можна призначити цілому простору імен. </text:span></text:p>
      <text:p text:style-name="P16"><text:tab/> <text:s text:c="2"/>Імена, які об’явлені у зовнішніх просторах імен, доступні у внутрішніх просторах імен без додаткового вказування зовнішнього простору. Якщо необхідно посилатись на тип із паралельної гілки, можна використати частково задане ім’я. Якщо одне і те ж ім’я типу зустрічається у внутрішньому і зовнішньому просторі імен, то перевагу має варіант із внутрішнього простору. Якщо потрібно використати ім’я із зовнішнього простору, потрібно додати назву цього зовнішнього простору до імені типу, використовуючи крапку. </text:p>
      <text:p text:style-name="P35"><text:span text:style-name="T17"><text:s text:c="3"/>Ідентифікатори</text:span><text:span text:style-name="T16"> – це імена, що обираються програмістом для своїх класів, методів, змінних тощо, та повинні починатись з літери або символу підкреслення. Ідентифікатори в C# чутливі до регістру. Тобто, ідентифікатори myVariable і MyVariable – різні. <text:s/></text:span></text:p>
      <text:p text:style-name="P36"><text:span text:style-name="T19"><text:s/></text:span><text:span text:style-name="T16">Фігурні дужки {…} групують множину операторів у блок операторів. Крапка з комою завершує оператор, але блоки операторів не вимагають в кінці крапки з комою. <text:s/></text:span></text:p>
      <text:p text:style-name="P20"><text:s text:c="3"/>Коментарі бувають в один рядок (відділяються подвійною нахиленою рискою //) і можуть розташовуватися на декількох рядках (починається символами /* і закінчується – */). </text:p>
      <text:p text:style-name="P20">Типи даних визначають шаблони для значень змінних або констант цього типу. </text:p>
      <text:p text:style-name="P21"><text:s text:c="3"/>Наприклад: int x=15; //оголошення змінної типу int </text:p>
      <text:p text:style-name="P37"><text:span text:style-name="T19">string T=”</text:span><text:span text:style-name="T16">Це приклад змінної типу string”; </text:span></text:p>
      <text:p text:style-name="P19">Так, як із простих функцій можна утворювати складні функції, так і з примітивних типів можна створювати складні типи. Наприклад: </text:p>
      <text:p text:style-name="P37"><text:span text:style-name="T19">public class UnitConverter <text:s text:c="2"/>{int Koef; <text:s/>//</text:span><text:span text:style-name="T16">Поле <text:s text:c="3"/>public UnitConverter (int </text:span><text:soft-page-break/><text:span text:style-name="T16">UnitKoef) <text:s text:c="4"/>{Koef=UnitKoef;} <text:tab/>//Конструктор <text:s text:c="3"/>public int Convert (int Unit) </text:span></text:p>
      <text:p text:style-name="P37"><text:span text:style-name="T19"><text:s text:c="4"/>{return Unit*Koef;}} //</text:span><text:span text:style-name="T16">Метод </text:span></text:p>
      <text:p text:style-name="P18">Складовими типу можуть бути дані (поле Koef) і функції (конструктор UnitConverter і метод Convert). <text:s/></text:p>
      <text:p text:style-name="P18"><text:s text:c="3"/>Дані певних типів створюються шляхом створення екземплярів цих типів. Створити екземпляр примітивного типу можна шляхом використання літералів, наприклад, ”Це приклад літерала” або 15. Проте екземпляр спеціального типу створюється за допомогою наступного оператора із використанням службового слова new: </text:p>
      <text:p text:style-name="P15">UnitConverter Tona2Kilo = new UnitConverter (1000); </text:p>
      <text:p text:style-name="P18">В цьому випадку безпосередньо після створення екземпляра об’єкта викликається конструктор об’єкта за допомогою команди new для виконання ініціалізації. </text:p>
      <text:p text:style-name="P18"><text:s text:c="3"/>Ключове слово public відкриває для доступу відповідне поле чи метод для інших класів, тоді як інші поля і методи, що не позначені ключовим словом public відносяться до закритих деталей реалізації. Відповідно до об’єктно-орієнтованої термінології кажуть, що відкриті члени класу інкапсулюють закриті члени класу. </text:p>
      <text:p text:style-name="P18"><text:s text:c="3"/>Поля і методи, які оперують не з екземплярами типів, а із самим типом, є статичними та повинні помічатися як static. <text:s/></text:p>
      <text:p text:style-name="P6"/>
      <text:p text:style-name="P6"/>
      <text:list xml:id="list103121297368101" text:continue-numbering="true" text:style-name="WWNum1">
        <text:list-header>
          <text:p text:style-name="P48"/>
          <text:p text:style-name="P44"><text:span text:style-name="T10">2) </text:span><text:span text:style-name="T9">Повні умови завдань.</text:span></text:p>
        </text:list-header>
      </text:list>
      <text:list xml:id="list3175530850" text:style-name="WWNum1a">
        <text:list-header>
          <text:p text:style-name="P45"><text:span text:style-name="T10">Н</text:span><text:span text:style-name="T9">аписати </text:span><text:span text:style-name="T4">програму для свого завдання, описавши в класах аксесори та мутатори (тобто get, set і т.п.). Клас має мати: </text:span></text:p>
        </text:list-header>
        <text:list-item>
          <text:p text:style-name="P46">Конструктори по замовчуванню, ініціалізації та копіювання </text:p>
        </text:list-item>
        <text:list-item>
          <text:p text:style-name="P46">Аксесори та мутатори, які адекватно обробляють дані. <text:s/></text:p>
        </text:list-item>
        <text:list-item>
          <text:p text:style-name="P46">Деструктори – при потребі. </text:p>
        </text:list-item>
      </text:list>
      <text:p text:style-name="P33"><text:span text:style-name="T13">Варіант </text:span><text:span text:style-name="T14">№</text:span><text:span text:style-name="T15">6. </text:span><text:span text:style-name="T14">Книги </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Автор книги </text:p>
          </table:table-cell>
          <table:table-cell table:style-name="Table1.A1" office:value-type="string">
            <text:p text:style-name="P25">Назва </text:p>
          </table:table-cell>
          <table:table-cell table:style-name="Table1.C1" office:value-type="string">
            <text:p text:style-name="P26">Рік випуску </text:p>
          </table:table-cell>
          <table:table-cell table:style-name="Table1.D1" office:value-type="string">
            <text:p text:style-name="P22"/>
          </table:table-cell>
          <table:table-cell table:style-name="Table1.A1" office:value-type="string">
            <text:p text:style-name="P25">Група </text:p>
          </table:table-cell>
        </table:table-row>
        <table:table-row table:style-name="Table1.2">
          <table:table-cell table:style-name="Table1.A2" office:value-type="string">
            <text:p text:style-name="P27">Сенкевіч </text:p>
          </table:table-cell>
          <table:table-cell table:style-name="Table1.A2" office:value-type="string">
            <text:p text:style-name="P25">Потоп </text:p>
          </table:table-cell>
          <table:table-cell table:style-name="Table1.C2" office:value-type="string">
            <text:p text:style-name="P22"/>
          </table:table-cell>
          <table:table-cell table:style-name="Table1.D2" office:value-type="string">
            <text:p text:style-name="P23">1978 </text:p>
          </table:table-cell>
          <table:table-cell table:style-name="Table1.A2" office:value-type="string">
            <text:p text:style-name="P25">Х </text:p>
          </table:table-cell>
        </table:table-row>
        <table:table-row table:style-name="Table1.3">
          <table:table-cell table:style-name="Table1.A3" office:value-type="string">
            <text:p text:style-name="P27">Ландау </text:p>
          </table:table-cell>
          <table:table-cell table:style-name="Table1.A3" office:value-type="string">
            <text:p text:style-name="P25">Механіка </text:p>
          </table:table-cell>
          <table:table-cell table:style-name="Table1.C3" office:value-type="string">
            <text:p text:style-name="P22"/>
          </table:table-cell>
          <table:table-cell table:style-name="Table1.D3" office:value-type="string">
            <text:p text:style-name="P23">1989 </text:p>
          </table:table-cell>
          <table:table-cell table:style-name="Table1.A3" office:value-type="string">
            <text:p text:style-name="P25">У </text:p>
          </table:table-cell>
        </table:table-row>
        <table:table-row table:style-name="Table1.4">
          <table:table-cell table:style-name="Table1.A4" office:value-type="string">
            <text:p text:style-name="P27">Дойль </text:p>
          </table:table-cell>
          <table:table-cell table:style-name="Table1.A4" office:value-type="string">
            <text:p text:style-name="P25">Сумчасті </text:p>
          </table:table-cell>
          <table:table-cell table:style-name="Table1.C4" office:value-type="string">
            <text:p text:style-name="P22"/>
          </table:table-cell>
          <table:table-cell table:style-name="Table1.D4" office:value-type="string">
            <text:p text:style-name="P23">1990 </text:p>
          </table:table-cell>
          <table:table-cell table:style-name="Table1.A4" office:value-type="string">
            <text:p text:style-name="P25">Д </text:p>
          </table:table-cell>
        </table:table-row>
      </table:table>
      <text:p text:style-name="P14"/>
      <text:p text:style-name="P7"/>
      <text:list xml:id="list103122200994278" text:continue-list="list103121297368101" text:style-name="WWNum1">
        <text:list-header>
          <text:p text:style-name="P43"><text:span text:style-name="T10">3</text:span><text:span text:style-name="T12">-4</text:span><text:span text:style-name="T10">) </text:span><text:span text:style-name="T9">Послідовність виконання завдань (вказати назви меню, назви команд, рядки програми тощо; також, використовуючи, копії вікон програми). Лістинги програм. <text:s/></text:span></text:p>
        </text:list-header>
      </text:list>
      <text:p text:style-name="P38">using System.Text.RegularExpressions;</text:p>
      <text:p text:style-name="P38">using System;</text:p>
      <text:p text:style-name="P38">namespace LabOne</text:p>
      <text:p text:style-name="P38">{</text:p>
      <text:p text:style-name="P38"><text:s text:c="4"/>public class Program </text:p>
      <text:p text:style-name="P38"><text:s text:c="4"/>{</text:p>
      <text:p text:style-name="P38"><text:s text:c="8"/>static void Main()</text:p>
      <text:p text:style-name="P38"><text:s text:c="8"/>{</text:p>
      <text:p text:style-name="P38"><text:s text:c="12"/>Book Potop = new Book ("Сенкевіч ", "Потоп ", 1978 , "Х"); // Тут задаємо з клавіатури ті дані які були описані в методичці</text:p>
      <text:p text:style-name="P38"><text:s text:c="12"/>Book Mehanika = new Book ("Ландау <text:s/>", "Механіка <text:s/>", 1989 , "У");</text:p>
      <text:p text:style-name="P38"><text:s text:c="12"/>Book Sumchasty = new Book ("Дойль <text:s/>", "Сумчасті <text:s/>", 1990 , "Д"); </text:p>
      <text:p text:style-name="P38"><text:s text:c="12"/>Book BookOne = new Book ();</text:p>
      <text:p text:style-name="P38"><text:s text:c="12"/>Potop.Print(); // Ввиводимо дані</text:p>
      <text:p text:style-name="P38"><text:s text:c="12"/>Console.WriteLine(); // Це створює проміжок між ввиводом даних</text:p>
      <text:p text:style-name="P38"><text:s text:c="12"/>Mehanika.Print();</text:p>
      <text:p text:style-name="P38"><text:s text:c="12"/>Console.WriteLine();</text:p>
      <text:p text:style-name="P38"><text:soft-page-break/><text:s text:c="12"/>Sumchasty.Print();</text:p>
      <text:p text:style-name="P38"><text:s text:c="12"/>Console.WriteLine();</text:p>
      <text:p text:style-name="P38"><text:s text:c="8"/>}</text:p>
      <text:p text:style-name="P38"><text:s text:c="4"/>}</text:p>
      <text:p text:style-name="P38"><text:s text:c="4"/>public class Book </text:p>
      <text:p text:style-name="P38"><text:s text:c="4"/>{</text:p>
      <text:p text:style-name="P38"><text:tab/> <text:s text:c="3"/>public string authorBook { get; set; } = ""; // Тут ми отримуємо дані та класифікуємо</text:p>
      <text:p text:style-name="P38"><text:tab/>public string name { get; set; } = "";</text:p>
      <text:p text:style-name="P38"><text:tab/>public int year { get; set; } = 0;</text:p>
      <text:p text:style-name="P38"><text:s text:c="4"/><text:tab/>public string group { get; set; } = "";</text:p>
      <text:p text:style-name="P38"><text:s text:c="4"/><text:tab/>public Book() {}</text:p>
      <text:p text:style-name="P38"><text:s text:c="4"/><text:tab/>public Book(string authorBook, string name, int year, string group)</text:p>
      <text:p text:style-name="P38"><text:s text:c="4"/><text:tab/>{</text:p>
      <text:p text:style-name="P38"><text:tab/><text:tab/> <text:s text:c="3"/>this.authorBook = authorBook; // за допомогою this ми зсиляємось на дані які описали в public Book круглих дужках</text:p>
      <text:p text:style-name="P38"><text:tab/><text:tab/> <text:s text:c="3"/>this.name = name;</text:p>
      <text:p text:style-name="P38"><text:tab/><text:tab/> <text:s text:c="3"/>this.year = year; </text:p>
      <text:p text:style-name="P38"><text:tab/><text:tab/> <text:s text:c="3"/>this.group = group;</text:p>
      <text:p text:style-name="P38"><text:tab/> <text:s text:c="3"/>}</text:p>
      <text:p text:style-name="P38"><text:s text:c="12"/></text:p>
      <text:p text:style-name="P38"><text:s text:c="12"/>public void Print()=&gt; Console.WriteLine($"Автор книги = {authorBook}\nНазва = {name}\nРік випуску = {year}\nГрупа = {group}\n");</text:p>
      <text:p text:style-name="P38"><text:s text:c="12"/>// Верхій рядок відповідає за роботу Print</text:p>
      <text:p text:style-name="P38"><text:s text:c="4"/>}</text:p>
      <text:p text:style-name="P38">};</text:p>
      <text:p text:style-name="P38"/>
      <text:p text:style-name="P38"/>
      <text:p text:style-name="P38"/>
      <text:p text:style-name="P38"/>
      <text:p text:style-name="P38"/>
      <text:p text:style-name="P38"/>
      <text:p text:style-name="P31"><text:soft-page-break/><text:span text:style-name="T10">5) </text:span><text:span text:style-name="T9">Результати роботи програм.</text:span></text:p>
      <text:p text:style-name="P8"/>
      <text:p text:style-name="P9">main.cs(14,18): warning CS0219: The variable `BookOne' is assigned but its value is never used</text:p>
      <text:p text:style-name="P9">Compilation succeeded - 1 warning(s)</text:p>
      <text:p text:style-name="P9">Автор книги = Сенкевіч </text:p>
      <text:p text:style-name="P9">Назва = Потоп </text:p>
      <text:p text:style-name="P9">Рік випуску = 1978</text:p>
      <text:p text:style-name="P9">Група = Х</text:p>
      <text:p text:style-name="P10"/>
      <text:p text:style-name="P9">Автор книги = Ландау <text:s/></text:p>
      <text:p text:style-name="P9">Назва = Механіка <text:s/></text:p>
      <text:p text:style-name="P9">Рік випуску = 1989</text:p>
      <text:p text:style-name="P9">Група = У</text:p>
      <text:p text:style-name="P9"/>
      <text:p text:style-name="P9">Автор книги = Дойль <text:s/></text:p>
      <text:p text:style-name="P9">Назва = Сумчасті <text:s/></text:p>
      <text:p text:style-name="P9">Рік випуску = 1990</text:p>
      <text:p text:style-name="P9">Група = Д</text:p>
      <text:p text:style-name="P6"/>
      <text:list xml:id="list103121170947830" text:continue-numbering="true" text:style-name="WWNum1">
        <text:list-header>
          <text:p text:style-name="P43"><text:span text:style-name="T10">6) </text:span><text:span text:style-name="T9">Посилання на програмний код розроблених програм у GitHub, GitLab або TFS.</text:span></text:p>
        </text:list-header>
      </text:list>
      <text:p text:style-name="P41">https://github.com/MaksymDarmanskyi/OOP_Less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Symbol" svg:font-family="Symbol" style:font-family-generic="roman"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Symbol" fo:font-family="Symbol" style:font-family-generic="roman" style:font-pitch="variable"/>
    </style:style>
    <style:style style:name="ListLabel_20_2" style:display-name="ListLabel 2" style:family="text">
      <style:text-properties style:font-name="Symbol" fo:font-family="Symbol" style:font-family-generic="roman" style:font-pitch="variable"/>
    </style:style>
    <style:style style:name="ListLabel_20_3" style:display-name="ListLabel 3" style:family="text">
      <style:text-properties style:font-name="Symbol" fo:font-family="Symbol"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165in" fo:margin-right="0.8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5T10:31:19.743000000</dc:date>
    <meta:editing-duration>PT18M44S</meta:editing-duration>
    <meta:editing-cycles>3</meta:editing-cycles>
    <meta:generator>LibreOffice/7.3.5.2$Windows_X86_64 LibreOffice_project/184fe81b8c8c30d8b5082578aee2fed2ea847c01</meta:generator>
    <meta:document-statistic meta:table-count="1" meta:image-count="0" meta:object-count="0" meta:page-count="7" meta:paragraph-count="130" meta:word-count="975" meta:character-count="7271" meta:non-whitespace-character-count="6006"/>
  </office:meta>
</office:document-meta>
</file>